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123</text:p>
      <text:p text:style-name="Standard">this is an edited ver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eetha Krishnan</meta:initial-creator>
    <meta:creation-date>2024-11-05T14:26:45</meta:creation-date>
    <dc:date>2024-11-05T14:34:30</dc:date>
    <dc:creator>Preetha Krishnan</dc:creator>
    <meta:editing-duration>PT1M17S</meta:editing-duration>
    <meta:editing-cycles>2</meta:editing-cycles>
    <meta:generator>OpenOffice/4.1.9$Unix OpenOffice.org_project/419m1$Build-9805</meta:generator>
    <meta:document-statistic meta:table-count="0" meta:image-count="0" meta:object-count="0" meta:page-count="1" meta:paragraph-count="2" meta:word-count="6" meta:character-count="32"/>
  </office:meta>
</office:document-meta>
</file>